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9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9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9" table:number-rows-repeated="1048478">
          <table:table-cell table:number-columns-repeated="16"/>
        </table:table-row>
        <table:table-row table:style-name="ro9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0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table:number-columns-repeated="4"/>
          <table:table-cell table:formula="of:=SUM([.B2:.F2])" office:value-type="float" office:value="5400">
            <text:p>5400</text:p>
          </table:table-cell>
          <table:table-cell table:style-name="ce8" table:formula="of:=SUM([.B20:.F20])" office:value-type="float" office:value="337.5">
            <text:p>337.5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20:.F20])" office:value-type="float" office:value="337.5">
            <text:p>337.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20:.F20])" office:value-type="float" office:value="337.5">
            <text:p>337.5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337.5">
            <text:p>337.5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20:.F20])" office:value-type="float" office:value="337.5">
            <text:p>337.5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>
            <text:p>337.5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>
            <text:p>337.5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>
            <text:p>337.5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337.5">
            <text:p>337.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337.5">
            <text:p>337.5</text:p>
          </table:table-cell>
          <table:table-cell office:value-type="string">
            <text:p>Հրաչ</text:p>
          </table:table-cell>
          <table:table-cell/>
          <table:table-cell table:style-name="ce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337.5">
            <text:p>337.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337.5">
            <text:p>337.5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20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-Gena</text:p>
          </table:table-cell>
          <table:table-cell table:number-columns-repeated="4"/>
          <table:table-cell table:style-name="Default"/>
          <table:table-cell table:formula="of:=SUM([.B20:.E20])" office:value-type="float" office:value="337.5">
            <text:p>337.5</text:p>
          </table:table-cell>
          <table:table-cell table:style-name="ce8" office:value-type="string">
            <text:p>Seryozha</text:p>
          </table:table-cell>
          <table:table-cell table:number-columns-repeated="2"/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337.5">
            <text:p>337.5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337.5">
            <text:p>337.5</text:p>
          </table:table-cell>
          <table:table-cell table:style-name="ce8" office:value-type="string">
            <text:p>Artsvi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20:.F20])" office:value-type="float" office:value="0">
            <text:p>0</text:p>
          </table:table-cell>
          <table:table-cell table:style-name="Default" office:value-type="string">
            <text:p>Gena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4" office:value-type="float" office:value="0">
            <text:p>0</text:p>
          </table:table-cell>
          <table:table-cell table:style-name="ce2" table:formula="of:=[.D2]/14" office:value-type="float" office:value="0">
            <text:p>0</text:p>
          </table:table-cell>
          <table:table-cell table:style-name="ce2" table:formula="of:=[.E2]/16" office:value-type="float" office:value="0">
            <text:p>0</text:p>
          </table:table-cell>
          <table:table-cell table:style-name="ce2" table:formula="of:=[.F2]/14" office:value-type="float" office:value="0">
            <text:p>0</text:p>
          </table:table-cell>
          <table:table-cell table:style-name="Default"/>
          <table:table-cell table:style-name="ce2" table:formula="of:=SUM([.H2:.H19])" office:value-type="float" office:value="5400">
            <text:p>54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8/10/2015</text:date>, <text:time>14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10T14:10:18</dc:date>
    <meta:editing-duration>P1DT24M56S</meta:editing-duration>
    <meta:editing-cycles>720</meta:editing-cycles>
    <meta:generator>OpenOffice/4.1.1$Unix OpenOffice.org_project/411m6$Build-9775</meta:generator>
    <dc:creator>employee employee</dc:creator>
    <meta:document-statistic meta:table-count="6" meta:cell-count="1537" meta:object-count="0"/>
  </office:meta>
</office:document-meta>
</file>